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5cm" fo:min-width="3.4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3465a4" draw:fill-color="#fff2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3465a4" draw:fill-color="#72bf4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3465a4" draw:fill-color="#ed1c2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1cm" svg:x="3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3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.701cm" svg:y="3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4.8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5.7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5.3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8.1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8.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8.801cm" svg:y="3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9.9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10.8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10.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9.1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14.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14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4.801cm" svg:y="3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15.9cm" svg:y="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16.8cm" svg:y="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16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15.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3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3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.701cm" svg:y="3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4.8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5.7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5.3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5.6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6.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3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7.4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8.3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7.9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6.6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5.6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6.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3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7.4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8.3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7.9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6.6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11.3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1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2.0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13.1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14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13.6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12.3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9cm" svg:height="3.1cm" svg:x="11.3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1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2.0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3cm" svg:x="13.1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cm" svg:height="0.3cm" svg:x="14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3cm" svg:height="0.3cm" svg:x="13.6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cm" svg:height="0.3cm" svg:x="12.3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2:25:24.137995702</meta:creation-date>
    <dc:date>2019-05-11T22:30:45.364829412</dc:date>
    <meta:editing-duration>PT5M24S</meta:editing-duration>
    <meta:editing-cycles>1</meta:editing-cycles>
    <meta:document-statistic meta:object-count="56"/>
    <meta:generator>LibreOffice/6.0.7.3$Linux_X86_64 LibreOffice_project/00m0$Build-3</meta:generator>
  </office:meta>
</office:document-meta>
</file>